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P1" style:family="paragraph" style:parent-style-name="Table_20_Contents">
      <style:text-properties officeooo:rsid="0019b3ee" officeooo:paragraph-rsid="0019b3ee"/>
    </style:style>
    <style:style style:name="P2" style:family="paragraph" style:parent-style-name="Standard">
      <style:text-properties officeooo:rsid="0019b3ee" officeooo:paragraph-rsid="0019b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 table:number-columns-repeated="2"/>
        <table:table-row>
          <table:table-cell office:value-type="string">
            <text:p text:style-name="P1">Le Directeur Général</text:p>
            <text:p text:style-name="P1">Maxime DG</text:p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1">Le Bourgmestre</text:p>
            <text:p text:style-name="P1">Paul Maire</text:p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19T18:21:40.308332738</dc:date>
    <dc:creator>sge</dc:creator>
    <meta:editing-duration>PT3M37S</meta:editing-duration>
    <meta:editing-cycles>1</meta:editing-cycles>
    <meta:document-statistic meta:table-count="1" meta:image-count="0" meta:object-count="0" meta:page-count="1" meta:paragraph-count="4" meta:word-count="9" meta:character-count="53" meta:non-whitespace-character-count="48"/>
  </office:meta>
</office:document-meta>
</file>